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ImplicitObjects.setFilterConfig( FilterConfig the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icitObjects.getFilter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icitObjects.getFilt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icitObjects.setFilterChain( FilterChain theFilt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